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20e" draw:textarea-horizontal-align="justify" draw:textarea-vertical-align="middle" draw:auto-grow-height="false" fo:min-height="1.187cm" fo:min-width="2.19cm"/>
    </style:style>
    <style:style style:name="gr2" style:family="graphic" style:parent-style-name="standard">
      <style:graphic-properties draw:textarea-horizontal-align="justify" draw:textarea-vertical-align="middle" draw:auto-grow-height="false" fo:min-height="0.847cm" fo:min-width="1.447cm"/>
    </style:style>
    <style:style style:name="gr3" style:family="graphic" style:parent-style-name="standard">
      <style:graphic-properties draw:textarea-horizontal-align="justify" draw:textarea-vertical-align="middle" draw:auto-grow-height="false" fo:min-height="0.847cm" fo:min-width="1.536cm"/>
    </style:style>
    <style:style style:name="gr4" style:family="graphic" style:parent-style-name="standard">
      <style:graphic-properties svg:stroke-color="#ff3333" draw:marker-end="Arrow" draw:fill="none" draw:textarea-vertical-align="middle"/>
    </style:style>
    <style:style style:name="gr5" style:family="graphic" style:parent-style-name="standard">
      <style:graphic-properties svg:stroke-color="#ff3333" draw:marker-end="Arrow" draw:textarea-vertical-align="middle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0.933cm" fo:min-width="1.745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06cm" fo:min-width="2.167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objectwithoutfill">
      <style:graphic-properties svg:stroke-color="#009900" draw:marker-end="Arrow" draw:marker-end-width="0.203cm" draw:fill="solid" draw:textarea-vertical-align="middle" draw:shadow="hidden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5.719cm" fo:min-width="17.28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579d1c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-color="#ffd320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none" draw:fill-color="#ffffff"/>
      <style:text-properties fo:color="#6666ff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color="#ff6600"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6666ff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66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9cm" svg:height="1.437cm" svg:x="5.768cm" svg:y="2.532cm">
          <text:p text:style-name="P1"><text:span text:style-name="T1">Selenium Hu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51cm" svg:height="1.549cm" svg:x="10.51cm" svg:y="1.429cm">
          <text:p text:style-name="P1"><text:span text:style-name="T1">Firefox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2.878cm" svg:height="1.549cm" svg:x="10.51cm" svg:y="3.309cm">
          <text:p text:style-name="P1"><text:span text:style-name="T1">Chrome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458cm" svg:y1="3.25cm" svg:x2="10.51cm" svg:y2="2.204cm" draw:start-shape="id1" draw:end-shape="id2" draw:end-glue-point="6" svg:d="M8458 3250l2052-1046" svg:viewBox="0 0 2053 1047">
          <text:p/>
        </draw:connector>
        <draw:connector draw:style-name="gr5" draw:text-style-name="P1" draw:layer="layout" draw:type="line" svg:x1="8.458cm" svg:y1="3.25cm" svg:x2="10.51cm" svg:y2="4.084cm" draw:start-shape="id1" draw:end-shape="id3" draw:end-glue-point="6" svg:d="M8458 3250l2052 834" svg:viewBox="0 0 2053 835">
          <text:p/>
        </draw:connector>
        <draw:custom-shape draw:style-name="gr6" draw:text-style-name="P5" xml:id="id5" draw:id="id5" draw:layer="layout" svg:width="3.175cm" svg:height="1.671cm" draw:transform="skewX (-0.00174532925199433) rotate (-0.00191986217719389) translate (1.069cm 2.425cm)">
          <text:p text:style-name="P1"><text:span text:style-name="T1">Protractor</text:span></text:p>
          <text:p text:style-name="P1"><text:span text:style-name="T1"><text:s/></text:span><text:span text:style-name="T1">tests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2.667cm" svg:height="1.31cm" svg:x="14.658cm" svg:y="2.445cm">
          <text:p text:style-name="P1"><text:span text:style-name="T1">Proxy/Ap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3.261cm" svg:y1="2.204cm" svg:x2="14.658cm" svg:y2="3.1cm" draw:start-shape="id2" draw:start-glue-point="10" draw:end-shape="id4" draw:end-glue-point="3" svg:d="M13261 2204l1397 896" svg:viewBox="0 0 1398 897">
          <text:p text:style-name="P1"/>
          <text:p text:style-name="P1"/>
        </draw:connector>
        <draw:connector draw:style-name="gr9" draw:text-style-name="P1" draw:layer="layout" draw:type="line" svg:x1="13.388cm" svg:y1="4.084cm" svg:x2="14.658cm" svg:y2="3.1cm" draw:start-shape="id3" draw:start-glue-point="10" draw:end-shape="id4" svg:d="M13388 4084l1270-984" svg:viewBox="0 0 1271 985">
          <text:p/>
        </draw:connector>
        <draw:frame draw:style-name="gr10" draw:text-style-name="P7" draw:layer="layout" svg:width="3.937cm" svg:height="0.725cm" svg:x="13.515cm" svg:y="1.175cm">
          <draw:text-box>
            <text:p><text:span text:style-name="T2">http://proxy/...</text:span></text:p>
          </draw:text-box>
        </draw:frame>
        <draw:frame draw:style-name="gr10" draw:text-style-name="P7" draw:layer="layout" svg:width="3.937cm" svg:height="0.725cm" svg:x="13.515cm" svg:y="4.35cm">
          <draw:text-box>
            <text:p><text:span text:style-name="T2">http://proxy/...</text:span></text:p>
          </draw:text-box>
        </draw:frame>
        <draw:frame draw:style-name="gr11" draw:text-style-name="P8" draw:layer="layout" svg:width="5.08cm" svg:height="1.199cm" svg:x="1.577cm" svg:y="1.5cm">
          <draw:text-box>
            <text:p><text:span text:style-name="T3"><text:a xlink:href="http://hub:4444/wd/hub" xlink:type="simple">http://hub:4444/wd/hub</text:a></text:span></text:p>
            <text:p><text:span text:style-name="T3"/></text:p>
          </draw:text-box>
        </draw:frame>
        <draw:connector draw:style-name="gr12" draw:text-style-name="P9" draw:layer="layout" draw:line-skew="0.635cm" svg:x1="4.244cm" svg:y1="3.27cm" svg:x2="5.768cm" svg:y2="3.25cm" draw:start-shape="id5" draw:start-glue-point="10" draw:end-shape="id1" draw:end-glue-point="3" svg:d="M4244 3270h1397v-20h127" svg:viewBox="0 0 1525 21">
          <text:p/>
        </draw:connector>
        <draw:custom-shape draw:style-name="gr13" draw:text-style-name="P4" draw:layer="layout" svg:width="17.78cm" svg:height="5.969cm" svg:x="0.307cm" svg:y="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6.858cm" svg:height="0.806cm" svg:x="3.482cm" svg:y="4.985cm">
          <draw:text-box>
            <text:p><text:span text:style-name="T4">Docker VP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cm" fo:margin-right="0cm" fo:page-width="18.415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1:39:06.299358188</meta:creation-date>
    <dc:date>2015-07-16T19:39:04.202515595</dc:date>
    <meta:editing-duration>PT28M20S</meta:editing-duration>
    <meta:editing-cycles>6</meta:editing-cycles>
    <meta:generator>LibreOffice/4.4.4.3$Linux_X86_64 LibreOffice_project/40m0$Build-3</meta:generator>
    <meta:document-statistic meta:object-count="15"/>
  </office:meta>
</office:document-meta>
</file>